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98000000655AEACCDA3.jpg" manifest:media-type="image/jpeg"/>
  <manifest:file-entry manifest:full-path="Pictures/100002010000008000000080C5951A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3cm" fo:min-width="11.819cm" text:animation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  <style:text-properties fo:color="#ffffff" fo:font-family="Ubuntu" style:font-pitch="variable" fo:font-size="48pt" fo:text-shadow="none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28pt" style:font-size-asian="28pt" style:font-size-complex="28pt"/>
    </style:style>
    <style:style style:name="P5" style:family="paragraph">
      <style:text-properties fo:color="#ffffff" fo:font-family="Loma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family="Ubuntu" style:font-pitch="variable" fo:font-size="48pt" fo:text-shadow="none" fo:font-weight="bold" style:font-size-asian="48pt" style:font-weight-asian="bold" style:font-size-complex="48pt" style:font-weight-complex="bold"/>
    </style:style>
    <style:style style:name="T2" style:family="text">
      <style:text-properties fo:font-family="Loma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.09cm" svg:x="-10.407cm" svg:y="-0.564cm">
          <draw:image xlink:href="Pictures/100000000000098000000655AEACCDA3.jpg" xlink:type="simple" xlink:show="embed" xlink:actuate="onLoad">
            <text:p/>
          </draw:image>
        </draw:frame>
        <draw:frame draw:style-name="gr2" draw:text-style-name="P1" draw:layer="layout" svg:width="3.386cm" svg:height="3.386cm" svg:x="1.351cm" svg:y="2.475cm">
          <draw:image xlink:href="Pictures/100002010000008000000080C5951A41.png" xlink:type="simple" xlink:show="embed" xlink:actuate="onLoad">
            <text:p/>
          </draw:image>
        </draw:frame>
        <draw:frame draw:style-name="gr3" draw:text-style-name="P3" draw:layer="layout" svg:width="13.081cm" svg:height="4.953cm" svg:x="4.845cm" svg:y="3.959cm">
          <draw:text-box>
            <text:p text:style-name="P2"><text:span text:style-name="T1">Voice Instead</text:span></text:p>
          </draw:text-box>
        </draw:frame>
        <draw:frame draw:style-name="gr4" draw:text-style-name="P5" draw:layer="layout" svg:width="14.087cm" svg:height="1.817cm" svg:x="2.912cm" svg:y="6.669cm">
          <draw:text-box>
            <text:p text:style-name="P4"><text:span text:style-name="T2">A screen reader for the web.</text:span></text:p>
          </draw:text-box>
        </draw:frame>
        <draw:line draw:style-name="gr5" draw:text-style-name="P1" draw:layer="layout" svg:x1="1cm" svg:y1="-1.667cm" svg:x2="1cm" svg:y2="9.382cm">
          <text:p/>
        </draw:line>
        <draw:line draw:style-name="gr5" draw:text-style-name="P1" draw:layer="layout" svg:x1="16.621cm" svg:y1="-1.286cm" svg:x2="16.748cm" svg:y2="8.874cm">
          <text:p/>
        </draw:line>
        <draw:line draw:style-name="gr5" draw:text-style-name="P1" draw:layer="layout" svg:x1="-2.556cm" svg:y1="10.779cm" svg:x2="19.415cm" svg:y2="10.779cm">
          <text:p/>
        </draw:line>
        <draw:line draw:style-name="gr5" draw:text-style-name="P1" draw:layer="layout" svg:x1="-0.651cm" svg:y1="1cm" svg:x2="19.288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k </meta:initial-creator>
    <meta:creation-date>2013-07-24T20:27:36</meta:creation-date>
    <dc:date>2013-07-24T22:01:17</dc:date>
    <dc:creator>tk </dc:creator>
    <meta:editing-duration>PT33S</meta:editing-duration>
    <meta:editing-cycles>2</meta:editing-cycles>
    <meta:generator>LibreOffice/3.5$Linux_X86_64 LibreOffice_project/350m1$Build-2</meta:generator>
    <meta:document-statistic meta:object-count="8"/>
  </office:meta>
</office:document-meta>
</file>